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313"/>
      <style:text-properties fo:font-weight="bold" style:font-weight-asian="bold" style:font-weight-complex="bold"/>
    </style:style>
    <style:style style:name="P4" style:parent-style-name="Standard" style:family="paragraph">
      <style:paragraph-properties fo:margin-left="3.4319in" fo:text-indent="0.4902in">
        <style:tab-stops/>
      </style:paragraph-properties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paragraph-properties fo:margin-left="3.4319in" fo:text-indent="0.4902in">
        <style:tab-stops/>
      </style:paragraph-properties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" style:parent-style-name="Standard" style:family="paragraph">
      <style:paragraph-properties fo:margin-left="3.4319in" fo:text-indent="0.4902in">
        <style:tab-stops/>
      </style:paragraph-properties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" style:parent-style-name="Standard" style:family="paragraph">
      <style:paragraph-properties fo:margin-left="3.4319in" fo:text-indent="0.4902in">
        <style:tab-stops/>
      </style:paragraph-properties>
    </style:style>
    <style:style style:name="P14" style:parent-style-name="Standard" style:family="paragraph">
      <style:paragraph-properties fo:text-align="center"/>
    </style:style>
    <style:style style:name="P15" style:parent-style-name="Normal" style:family="paragraph">
      <style:paragraph-properties fo:break-before="page"/>
      <style:text-properties fo:hyphenate="true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" style:parent-style-name="Standard" style:family="paragraph">
      <style:paragraph-properties fo:margin-left="3.4319in" fo:text-indent="0.4902in">
        <style:tab-stops/>
      </style:paragraph-properties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3" style:parent-style-name="Standard" style:family="paragraph">
      <style:paragraph-properties fo:margin-left="3.4319in" fo:text-indent="0.4902in">
        <style:tab-stops/>
      </style:paragraph-properties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" style:parent-style-name="Standard" style:family="paragraph">
      <style:paragraph-properties fo:margin-left="3.4319in" fo:text-indent="0.4902in">
        <style:tab-stops/>
      </style:paragraph-properties>
    </style:style>
    <style:style style:name="P26" style:parent-style-name="Normal" style:family="paragraph">
      <style:text-properties fo:hyphenate="true"/>
    </style:style>
  </office:automatic-styles>
  <office:body>
    <office:text text:use-soft-page-breaks="true">
      <text:p text:style-name="P1">Banana Punch</text:p>
      <text:p text:style-name="P4">Jean Hill</text:p>
      <text:p text:style-name="Standard"/>
      <text:p text:style-name="Standard">6 cups water<text:tab/><text:tab/><text:tab/><text:tab/><text:tab/><text:tab/>4 cups sugar</text:p>
      <text:p text:style-name="Standard">46 oz can pineapple juice<text:tab/><text:tab/><text:tab/><text:tab/>2 cups orange juice</text:p>
      <text:p text:style-name="Standard">2 lemons – juice of these<text:tab/><text:tab/><text:tab/><text:tab/>3 large bananas, pureed</text:p>
      <text:p text:style-name="Standard">2 (2 liter) bottles <text:s/>of<text:s/>gingerale</text:p>
      <text:p text:style-name="Standard"/>
      <text:p text:style-name="Standard">Mix all above ingredients and freeze in two containers (widemouth). <text:s/>Take from freezer 2 hours before use and put punch from one container in punchbowl. Add 1 bottle <text:s/>of gingerale. <text:s/>Mush to make slush. <text:s/>Repeat this when you need to make more punch.</text:p>
      <text:p text:style-name="Standard"/>
      <text:p text:style-name="P5">Hot Cider</text:p>
      <text:p text:style-name="P6">Jean Hill</text:p>
      <text:p text:style-name="Standard"/>
      <text:p text:style-name="Standard">2 cups boiling water<text:tab/><text:tab/><text:tab/><text:tab/><text:tab/>¾<text:s/>cup sugar</text:p>
      <text:p text:style-name="Standard">1teaspoon cinnamon<text:tab/><text:tab/><text:tab/><text:tab/><text:tab/>1 (46-oz.) can unsweetened pineapple juice</text:p>
      <text:p text:style-name="Standard">1 (32-oz.) jar cranberry cocktail juice<text:tab/><text:tab/>1 (28-oz.) bottle gingerale</text:p>
      <text:p text:style-name="Standard"/>
      <text:p text:style-name="Standard">Combine water,sugar and cinnamon; cook to a boil to melt sugar; cool. <text:s/>When cool, add other ingredients. <text:s/>Heat. <text:s/>Serve hot.</text:p>
      <text:p text:style-name="Standard"/>
      <text:p text:style-name="P7">Hot Apple Cider</text:p>
      <text:p text:style-name="P8"/>
      <text:p text:style-name="Standard">3 cups apple cider<text:tab/><text:tab/><text:tab/><text:tab/><text:tab/>¼ <text:s/>cup sugar</text:p>
      <text:p text:style-name="Standard">3 inches stick cinnamon<text:tab/><text:tab/><text:tab/><text:tab/>6 whole cloves</text:p>
      <text:p text:style-name="Standard">4 cups water – hold until last</text:p>
      <text:p text:style-name="Standard"/>
      <text:p text:style-name="Standard">In saucepan combine <text:s/>applecider, sugar,cinnamon and cloves.<text:s text:c="2"/>Bring to boiling, stirring until sugar dissoves.Simmer uncovered 15 minutes. <text:s/>Remove spices. <text:s/>Add water. <text:s/>Heat through, <text:s/>DO NOT BOIL! <text:s/>Serve in preheated mugs.</text:p>
      <text:p text:style-name="Standard"/>
      <text:p text:style-name="P9">Tea</text:p>
      <text:p text:style-name="P10">Maria Krull</text:p>
      <text:p text:style-name="P11"/>
      <text:p text:style-name="Standard">6 to 8 heaping teaspoons of instant tea<text:tab/><text:tab/>½ cup sugar</text:p>
      <text:p text:style-name="Standard">1 small can limeade</text:p>
      <text:p text:style-name="Standard"/>
      <text:p text:style-name="Standard">In<text:s/>a gallon jug, mix tea and sugar with some hot water. <text:s/>Add limeade; fill gallon until almost full. <text:s/>Refrigerate overnight.</text:p>
      <text:p text:style-name="Standard"/>
      <text:p text:style-name="P12">Mint Tea</text:p>
      <text:p text:style-name="P13">Maria Krull</text:p>
      <text:p text:style-name="P14"/>
      <text:p text:style-name="Standard">7 regular tea bags<text:tab/><text:tab/><text:tab/><text:tab/><text:tab/>1 quart <text:s/>water</text:p>
      <text:p text:style-name="Standard">15 sprigs fresh mint<text:tab/><text:tab/><text:tab/><text:tab/><text:tab/>1 cup sugar</text:p>
      <text:p text:style-name="Standard">1 can lemonade, large<text:tab/><text:tab/><text:tab/><text:tab/><text:tab/>1 ½ <text:s/>ups<text:s/>pineapple juice</text:p>
      <text:p text:style-name="Standard">4 cans (use lemonade can) water</text:p>
      <text:p text:style-name="Standard"/>
      <text:p text:style-name="Standard">Seep the tea bags, water and mint for 30 minutes. Remove tea bags. <text:s/>Add sugar, lemonade, pineapple juice and water. <text:s/>Refrigerate overnight. <text:s/>Remove the mint before serving.</text:p>
      <text:p text:style-name="P15"/>
      <text:p text:style-name="P16">Plantation Tea</text:p>
      <text:p text:style-name="P17">Maria Krull</text:p>
      <text:p text:style-name="P18"/>
      <text:p text:style-name="Standard">6<text:s/>heaping teaspoons instant tea<text:tab/><text:tab/><text:tab/>1 ½ cups sugar</text:p>
      <text:p text:style-name="Standard">Hot water<text:tab/><text:tab/><text:tab/><text:tab/><text:tab/><text:tab/>1 can limeade</text:p>
      <text:p text:style-name="Standard">Cold tap water</text:p>
      <text:p text:style-name="Standard"/>
      <text:p text:style-name="Standard">Place tea, sugar and enough hot water to dissolve sugar and tea in a gallon jug. <text:s/>Add limeade and enough cold tap water to almost fill jug. <text:s/>Refrigerate until chilled. <text:s/>Keep cold until ready to use.</text:p>
      <text:p text:style-name="Standard"/>
      <text:p text:style-name="P19">Spiced Tea</text:p>
      <text:p text:style-name="P20"/>
      <text:p text:style-name="Standard">6 quarts boilingwater<text:tab/><text:tab/><text:tab/><text:tab/><text:tab/>3 tablespoons instant tea</text:p>
      <text:p text:style-name="Standard">3 teaspoons ground cloves<text:tab/><text:tab/><text:tab/><text:tab/>3 cups sugar</text:p>
      <text:p text:style-name="Standard">6-oz. orange juice concenrate<text:tab/><text:tab/><text:tab/>6-oz. lemonade concentrate</text:p>
      <text:p text:style-name="Standard">12-oz. pineapple juice</text:p>
      <text:p text:style-name="Standard"/>
      <text:p text:style-name="Standard">Add boiling water, cloves and<text:s/>tea. <text:s/>Seep 10 minutes. <text:s/>Dissolve sugar in mixture. <text:s/>Add orange juice, lemonade and pineapple. <text:s/>Serve warm.</text:p>
      <text:p text:style-name="Standard"/>
      <text:p text:style-name="P21">Spiced Tea #2</text:p>
      <text:p text:style-name="Standard"/>
      <text:p text:style-name="Standard">1 cup instant sweetened tea with lemon<text:tab/><text:tab/>1 cup sugar</text:p>
      <text:p text:style-name="Standard">1 teaspoon cinnamon<text:s/><text:tab/><text:tab/><text:tab/><text:tab/><text:tab/>¾ teaspoon cloves</text:p>
      <text:p text:style-name="Standard">1pint-size jar Tang</text:p>
      <text:p text:style-name="Standard"/>
      <text:p text:style-name="Standard">Mix all ingredients well and store in tightly sealed jar or container. <text:s/>Add 1 or 2 tablespoons to cut of hot water when ready to serve. <text:s/>(Amount of dry mixture per cup may vary, depending on <text:s/>taste.)</text:p>
      <text:p text:style-name="Standard">This dry mixture makes a good gift; put in cute jar or container. <text:s/></text:p>
      <text:p text:style-name="Standard"/>
      <text:p text:style-name="P22">Spring Tea</text:p>
      <text:p text:style-name="P23">Frances Carr</text:p>
      <text:p text:style-name="Standard"/>
      <text:p text:style-name="Standard">1/3cup Tang<text:tab/><text:tab/><text:tab/><text:tab/><text:tab/><text:tab/>1/3 cup instant lemonade mix</text:p>
      <text:p text:style-name="Standard">1/3 cup instant tea with lemon &amp;<text:s/>sugar<text:tab/><text:tab/>3 cups apple juice</text:p>
      <text:p text:style-name="Standard"><text:tab/>(can be regular or decaf)</text:p>
      <text:p text:style-name="Standard"/>
      <text:p text:style-name="Standard">Mix all ingredients in gallon jug. <text:s/>Finish filling with water.</text:p>
      <text:p text:style-name="Standard"/>
      <text:p text:style-name="P24">Tea Punch</text:p>
      <text:p text:style-name="P25">Lynn Mathison</text:p>
      <text:p text:style-name="Standard"/>
      <text:p text:style-name="Standard">4 cups water<text:tab/><text:tab/><text:tab/><text:tab/><text:tab/><text:tab/>3 family-size tea bags</text:p>
      <text:p text:style-name="Standard">1 ½ cups sugar<text:tab/><text:tab/><text:tab/><text:tab/><text:tab/>1 small can frozen orange juice</text:p>
      <text:p text:style-name="Standard">1 small can frozen lemonade<text:tab/><text:tab/><text:tab/><text:tab/>10 cups water</text:p>
      <text:p text:style-name="Standard"/>
      <text:p text:style-name="Standard">Steep 3 tea bags in 4 cups water. <text:s/>Add remaining ingredients in galloon jug. <text:s/>This makes a gallon of tea punch.</text:p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Beverages</text:p>
      </style:header>
      <style:footer>
        <text:p text:style-name="P3"><text:page-number text:fixed="false">31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u</meta:initial-creator>
    <dc:creator>Sam Windham</dc:creator>
    <meta:creation-date>2009-04-16T11:32:00Z</meta:creation-date>
    <dc:date>2015-08-23T20:50:00Z</dc:date>
    <meta:print-date>2015-08-23T20:50:00Z</meta:print-date>
    <meta:template xlink:href="Normal" xlink:type="simple"/>
    <meta:editing-cycles>8</meta:editing-cycles>
    <meta:editing-duration>PT3360S</meta:editing-duration>
    <meta:user-defined meta:name="Info 1"/>
    <meta:user-defined meta:name="Info 2"/>
    <meta:user-defined meta:name="Info 3"/>
    <meta:user-defined meta:name="Info 4"/>
    <meta:document-statistic meta:page-count="1" meta:paragraph-count="6" meta:word-count="481" meta:character-count="3223" meta:row-count="22" meta:non-whitespace-character-count="2748"/>
  </office:meta>
</office:document-meta>
</file>